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29in"/>
    </style:style>
    <style:style style:name="co2" style:family="table-column">
      <style:table-column-properties fo:break-before="auto" style:column-width="0.4028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1.5862in"/>
    </style:style>
    <style:style style:name="co6" style:family="table-column">
      <style:table-column-properties fo:break-before="auto" style:column-width="1.5874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/>
      <style:text-properties fo:color="#c9211e"/>
    </style:style>
    <style:style style:name="ce5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ff860d"/>
    </style:style>
    <style:style style:name="ce14" style:family="table-cell" style:parent-style-name="Default" style:data-style-name="N104"/>
    <style:style style:name="ce1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U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4"/>
        <table:table-column table:style-name="co8" table:default-cell-style-name="ce15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dima/Documents/kicad/SimplePiUPS/PiUPS/PiUPS.sch</text:p>
          </table:table-cell>
          <table:table-cell table:number-columns-repeated="4"/>
          <table:table-cell table:style-name="Default" table:number-columns-repeated="3"/>
          <table:table-cell/>
          <table:table-cell office:value-type="string" calcext:value-type="string">
            <text:p>Total BOM cost:</text:p>
          </table:table-cell>
          <table:table-cell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Aug 14 00:54:20 2021</text:p>
          </table:table-cell>
          <table:table-cell table:number-columns-repeated="4"/>
          <table:table-cell table:style-name="Default" table:number-columns-repeated="3"/>
          <table:table-cell/>
          <table:table-cell table:style-name="ce14" table:formula="of:=SUM([.H7:.H49])" office:value-type="currency" office:currency="USD" office:value="21.6772" calcext:value-type="currency">
            <text:p>$21.68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0-88a1d61d58~90~ubuntu20.04.1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price for all:</text:p>
          </table:table-cell>
          <table:table-cell table:style-name="Default" office:value-type="string" calcext:value-type="string">
            <text:p>price per unit: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tery_Cell</text:p>
          </table:table-cell>
          <table:table-cell office:value-type="string" calcext:value-type="string">
            <text:p>Battery:BatteryHolder_Keystone_1042_1x18650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_</text:p>
          </table:table-cell>
          <table:table-cell table:formula="of:=[.I7]*[.B7]" office:value-type="currency" office:currency="USD" office:value="0.43" calcext:value-type="currency">
            <text:p>$0.43</text:p>
          </table:table-cell>
          <table:table-cell table:style-name="ce14" office:value-type="currency" office:currency="USD" office:value="0.43" calcext:value-type="currency">
            <text:p>$0.43</text:p>
          </table:table-cell>
          <table:table-cell office:value-type="string" calcext:value-type="string">
            <text:p>https://www.aliexpress.com/item/4001152338150.html?spm=a2g0o.cart.0.0.2d383c00oRo9iD&amp;mp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8]*[.B8]" office:value-type="currency" office:currency="USD" office:value="0.0072" calcext:value-type="currency">
            <text:p>$0.01</text:p>
          </table:table-cell>
          <table:table-cell table:style-name="ce14" office:value-type="currency" office:currency="USD" office:value="0.0072" calcext:value-type="currency">
            <text:p>$0.01</text:p>
          </table:table-cell>
          <table:table-cell office:value-type="string" calcext:value-type="string">
            <text:p>https://lcsc.com/product-detail/Multilayer-Ceramic-Capacitors-MLCC-SMD-SMT_PSA-Prosperity-Dielectrics-FN21X473K500PXG_C52530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, C3, C4, C12, C13, C15, C18, C25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 table:style-name="ce7" office:value-type="string" calcext:value-type="string">
            <text:p>_</text:p>
          </table:table-cell>
          <table:table-cell table:formula="of:=[.I9]*[.B9]" office:value-type="currency" office:currency="USD" office:value="0.4152" calcext:value-type="currency">
            <text:p>$0.42</text:p>
          </table:table-cell>
          <table:table-cell office:value-type="currency" office:currency="USD" office:value="0.0519" calcext:value-type="currency">
            <text:p>$0.05</text:p>
          </table:table-cell>
          <table:table-cell office:value-type="string" calcext:value-type="string">
            <text:p>https://lcsc.com/product-detail/Multilayer-Ceramic-Capacitors-MLCC-SMD-SMT_FH-Guangdong-Fenghua-Advanced-Tech-1206B106K250NT_C9053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, C6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Unpolarized capacitor</text:p>
          </table:table-cell>
          <table:table-cell table:style-name="ce8" office:value-type="string" calcext:value-type="string">
            <text:p>_</text:p>
          </table:table-cell>
          <table:table-cell table:formula="of:=[.I10]*[.B10]" office:value-type="currency" office:currency="USD" office:value="0.579" calcext:value-type="currency">
            <text:p>$0.58</text:p>
          </table:table-cell>
          <table:table-cell office:value-type="currency" office:currency="USD" office:value="0.193" calcext:value-type="currency">
            <text:p>$0.19</text:p>
          </table:table-cell>
          <table:table-cell office:value-type="string" calcext:value-type="string">
            <text:p>https://lcsc.com/product-detail/Multilayer-Ceramic-Capacitors-MLCC-SMD-SMT_Murata-Electronics-GRM32ER61C476KE15L_C7710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, C10, C19, C20, C24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11]*[.B11]" office:value-type="currency" office:currency="USD" office:value="0.026" calcext:value-type="currency">
            <text:p>$0.03</text:p>
          </table:table-cell>
          <table:table-cell office:value-type="currency" office:currency="USD" office:value="0.0052" calcext:value-type="currency">
            <text:p>$0.01</text:p>
          </table:table-cell>
          <table:table-cell office:value-type="string" calcext:value-type="string">
            <text:p>https://lcsc.com/product-detail/Multilayer-Ceramic-Capacitors-MLCC-SMD-SMT_TORCH-C0805B104K500NT_C47676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, C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(22u)</text:p>
          </table:table-cell>
          <table:table-cell table:formula="of:=[.I12]*[.B12]" office:value-type="currency" office:currency="USD" office:value="0.0958" calcext:value-type="currency">
            <text:p>$0.10</text:p>
          </table:table-cell>
          <table:table-cell office:value-type="currency" office:currency="USD" office:value="0.0479" calcext:value-type="currency">
            <text:p>$0.05</text:p>
          </table:table-cell>
          <table:table-cell office:value-type="string" calcext:value-type="string">
            <text:p>https://lcsc.com/product-detail/Multilayer-Ceramic-Capacitors-MLCC-SMD-SMT_Samsung-Electro-Mechanics-CL31A226KOHNNNE_C9014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13]*[.B13]" office:value-type="currency" office:currency="USD" office:value="0.0086" calcext:value-type="currency">
            <text:p>$0.01</text:p>
          </table:table-cell>
          <table:table-cell office:value-type="currency" office:currency="USD" office:value="0.0086" calcext:value-type="currency">
            <text:p>$0.01</text:p>
          </table:table-cell>
          <table:table-cell office:value-type="string" calcext:value-type="string">
            <text:p>https://lcsc.com/product-detail/Multilayer-Ceramic-Capacitors-MLCC-SMD-SMT_FH-Guangdong-Fenghua-Advanced-Tech-0805CG430J500NT_C50214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14]*[.B14]" office:value-type="currency" office:currency="USD" office:value="0.008" calcext:value-type="currency">
            <text:p>$0.01</text:p>
          </table:table-cell>
          <table:table-cell office:value-type="currency" office:currency="USD" office:value="0.008" calcext:value-type="currency">
            <text:p>$0.01</text:p>
          </table:table-cell>
          <table:table-cell office:value-type="string" calcext:value-type="string">
            <text:p>https://lcsc.com/product-detail/Multilayer-Ceramic-Capacitors-MLCC-SMD-SMT_FH-Guangdong-Fenghua-Advanced-Tech-0805B822K500NT_C175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15]*[.B15]" office:value-type="currency" office:currency="USD" office:value="0.0052" calcext:value-type="currency">
            <text:p>$0.01</text:p>
          </table:table-cell>
          <table:table-cell office:value-type="currency" office:currency="USD" office:value="0.0052" calcext:value-type="currency">
            <text:p>$0.01</text:p>
          </table:table-cell>
          <table:table-cell office:value-type="string" calcext:value-type="string">
            <text:p>https://lcsc.com/product-detail/Multilayer-Ceramic-Capacitors-MLCC-SMD-SMT_YAGEO-CC0805KRX7R9BB102_C9412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_</text:p>
          </table:table-cell>
          <table:table-cell table:formula="of:=[.I16]*[.B16]" office:value-type="currency" office:currency="USD" office:value="0" calcext:value-type="currency">
            <text:p>$0.00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C22, C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_</text:p>
          </table:table-cell>
          <table:table-cell table:formula="of:=[.I17]*[.B17]" office:value-type="currency" office:currency="USD" office:value="0" calcext:value-type="currency">
            <text:p>$0.00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V55-B2V4.115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_</text:p>
          </table:table-cell>
          <table:table-cell table:formula="of:=[.I18]*[.B18]" office:value-type="currency" office:currency="USD" office:value="0.0847" calcext:value-type="currency">
            <text:p>$0.08</text:p>
          </table:table-cell>
          <table:table-cell table:style-name="ce14" office:value-type="currency" office:currency="USD" office:value="0.0847" calcext:value-type="currency">
            <text:p>$0.08</text:p>
          </table:table-cell>
          <table:table-cell office:value-type="string" calcext:value-type="string">
            <text:p>https://lcsc.com/product-detail/Zener-Diodes_Nexperia-BZV55-B2V4-115_C55039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table:style-name="ce5" office:value-type="string" calcext:value-type="string">
            <text:p>X</text:p>
          </table:table-cell>
          <table:table-cell table:formula="of:=[.I19]*[.B19]" office:value-type="currency" office:currency="USD" office:value="0.0426" calcext:value-type="currency">
            <text:p>$0.04</text:p>
          </table:table-cell>
          <table:table-cell office:value-type="currency" office:currency="USD" office:value="0.0426" calcext:value-type="currency">
            <text:p>$0.04</text:p>
          </table:table-cell>
          <table:table-cell office:value-type="string" calcext:value-type="string">
            <text:p>https://lcsc.com/product-detail/Light-Emitting-Diodes-span-style-background-color-ff0-LED-span_Everlight-Elec-17-215SURC-S530-A2-TR8_C14230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G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table:style-name="ce5" office:value-type="string" calcext:value-type="string">
            <text:p>X</text:p>
          </table:table-cell>
          <table:table-cell table:formula="of:=[.I20]*[.B20]" office:value-type="currency" office:currency="USD" office:value="0.05" calcext:value-type="currency">
            <text:p>$0.05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string" calcext:value-type="string">
            <text:p>https://lcsc.com/product-detail/Light-Emitting-Diodes-span-style-background-color-ff0-LED-span_Lite-On-LTST-C170TGKT_C36456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N4001</text:p>
          </table:table-cell>
          <table:table-cell office:value-type="string" calcext:value-type="string">
            <text:p>SOD-123FL</text:p>
          </table:table-cell>
          <table:table-cell office:value-type="string" calcext:value-type="string">
            <text:p>50V 1A General Purpose Rectifier Diode, DO-41</text:p>
          </table:table-cell>
          <table:table-cell table:style-name="ce2" office:value-type="string" calcext:value-type="string">
            <text:p>X</text:p>
          </table:table-cell>
          <table:table-cell table:formula="of:=[.I21]*[.B21]" office:value-type="currency" office:currency="USD" office:value="0.0099" calcext:value-type="currency">
            <text:p>$0.01</text:p>
          </table:table-cell>
          <table:table-cell office:value-type="currency" office:currency="USD" office:value="0.0099" calcext:value-type="currency">
            <text:p>$0.01</text:p>
          </table:table-cell>
          <table:table-cell office:value-type="string" calcext:value-type="string">
            <text:p>https://lcsc.com/product-detail/Diodes-General-Purpose_Shandong-Jingdao-Microelectronics-1N4007W_C10880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, F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-PPTC-1812-3.5A-6V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Resettable fuse, polymeric positive temperature coefficient</text:p>
          </table:table-cell>
          <table:table-cell office:value-type="string" calcext:value-type="string">
            <text:p>_</text:p>
          </table:table-cell>
          <table:table-cell table:formula="of:=[.I22]*[.B22]" office:value-type="currency" office:currency="USD" office:value="0.2328" calcext:value-type="currency">
            <text:p>$0.23</text:p>
          </table:table-cell>
          <table:table-cell office:value-type="currency" office:currency="USD" office:value="0.1164" calcext:value-type="currency">
            <text:p>$0.12</text:p>
          </table:table-cell>
          <table:table-cell office:value-type="string" calcext:value-type="string">
            <text:p>https://lcsc.com/product-detail/Resettable-Fuses_Shenzhen-JDT-span-style-background-color-ff0-Fuse-span-ASMD1812-350_C13536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PPTC-1812-2.6A-8V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Resettable fuse, polymeric positive temperature coefficient</text:p>
          </table:table-cell>
          <table:table-cell office:value-type="string" calcext:value-type="string">
            <text:p>_</text:p>
          </table:table-cell>
          <table:table-cell table:formula="of:=[.I23]*[.B23]" office:value-type="currency" office:currency="USD" office:value="0.0907" calcext:value-type="currency">
            <text:p>$0.09</text:p>
          </table:table-cell>
          <table:table-cell office:value-type="currency" office:currency="USD" office:value="0.0907" calcext:value-type="currency">
            <text:p>$0.09</text:p>
          </table:table-cell>
          <table:table-cell office:value-type="string" calcext:value-type="string">
            <text:p>https://lcsc.com/product-detail/Resettable-Fuses_Shenzhen-JDT-span-style-background-color-ff0-Fuse-span-ASMD1812-260_C13536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Receptacle_USB2.0</text:p>
          </table:table-cell>
          <table:table-cell office:value-type="string" calcext:value-type="string">
            <text:p>Connector_USB:USB_C_Receptacle_Palconn_UTC16-G</text:p>
          </table:table-cell>
          <table:table-cell office:value-type="string" calcext:value-type="string">
            <text:p>USB 2.0-only Type-C Receptacle connector</text:p>
          </table:table-cell>
          <table:table-cell office:value-type="string" calcext:value-type="string">
            <text:p>_</text:p>
          </table:table-cell>
          <table:table-cell table:formula="of:=[.I24]*[.B24]" office:value-type="currency" office:currency="USD" office:value="0.3156" calcext:value-type="currency">
            <text:p>$0.32</text:p>
          </table:table-cell>
          <table:table-cell table:style-name="ce14" office:value-type="currency" office:currency="USD" office:value="0.3156" calcext:value-type="currency">
            <text:p>$0.32</text:p>
          </table:table-cell>
          <table:table-cell office:value-type="string" calcext:value-type="string">
            <text:p><text:a xlink:href="https://lcsc.com/product-detail/span-style-background-color-ff0-USB-span-Connectors_Korean-Hroparts-Elec-TYPE-C-31-M-12_C165948.html" xlink:type="simple">https://lcsc.com/product-detail/span-style-background-color-ff0-USB-span-Connectors_Korean-Hroparts-Elec-TYPE-C-31-M-12_C165948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pberry_Pi_2_3</text:p>
          </table:table-cell>
          <table:table-cell office:value-type="string" calcext:value-type="string">
            <text:p>RPI:raspberrypi_2_3</text:p>
          </table:table-cell>
          <table:table-cell office:value-type="string" calcext:value-type="string">
            <text:p>expansion header for Raspberry Pi 2 &amp; 3</text:p>
          </table:table-cell>
          <table:table-cell table:style-name="ce2" office:value-type="string" calcext:value-type="string">
            <text:p>_</text:p>
          </table:table-cell>
          <table:table-cell table:formula="of:=[.I25]*[.B25]" office:value-type="currency" office:currency="USD" office:value="1.0604" calcext:value-type="currency">
            <text:p>$1.06</text:p>
          </table:table-cell>
          <table:table-cell office:value-type="currency" office:currency="USD" office:value="1.0604" calcext:value-type="currency">
            <text:p>$1.06</text:p>
          </table:table-cell>
          <table:table-cell office:value-type="string" calcext:value-type="string">
            <text:p>https://lcsc.com/product-detail/Female-Headers_BOOMELE-Boom-Precision-Elec-C35165_C3516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A</text:p>
          </table:table-cell>
          <table:table-cell office:value-type="string" calcext:value-type="string">
            <text:p>Connector_USB:USB_A_Stewart_SS-52100-001_Horizontal</text:p>
          </table:table-cell>
          <table:table-cell office:value-type="string" calcext:value-type="string">
            <text:p>USB Type A connector</text:p>
          </table:table-cell>
          <table:table-cell office:value-type="string" calcext:value-type="string">
            <text:p>_</text:p>
          </table:table-cell>
          <table:table-cell table:formula="of:=[.I26]*[.B26]" office:value-type="currency" office:currency="USD" office:value="0.0433" calcext:value-type="currency">
            <text:p>$0.04</text:p>
          </table:table-cell>
          <table:table-cell office:value-type="currency" office:currency="USD" office:value="0.0433" calcext:value-type="currency">
            <text:p>$0.04</text:p>
          </table:table-cell>
          <table:table-cell office:value-type="string" calcext:value-type="string">
            <text:p>https://lcsc.com/product-detail/span-style-background-color-ff0-USB-span-Connectors_Jing-Extension-of-the-Electronic-Co-902-131A1011D10100_C234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GCT_USB3076-30-A</text:p>
          </table:table-cell>
          <table:table-cell office:value-type="string" calcext:value-type="string">
            <text:p>USB Micro Type B connector</text:p>
          </table:table-cell>
          <table:table-cell office:value-type="string" calcext:value-type="string">
            <text:p>_</text:p>
          </table:table-cell>
          <table:table-cell table:formula="of:=[.I27]*[.B27]" office:value-type="currency" office:currency="USD" office:value="0.1155" calcext:value-type="currency">
            <text:p>$0.12</text:p>
          </table:table-cell>
          <table:table-cell office:value-type="currency" office:currency="USD" office:value="0.1155" calcext:value-type="currency">
            <text:p>$0.12</text:p>
          </table:table-cell>
          <table:table-cell office:value-type="string" calcext:value-type="string">
            <text:p>https://lcsc.com/product-detail/span-style-background-color-ff0-USB-span-Connectors_Korean-Hroparts-Elec-U-F-M5DD-W-2_C14579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J6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rew_Terminal_01x02</text:p>
          </table:table-cell>
          <table:table-cell office:value-type="string" calcext:value-type="string">
            <text:p>TerminalBlock:TerminalBlock_Altech_AK300-2_P5.00mm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_</text:p>
          </table:table-cell>
          <table:table-cell table:formula="of:=[.I28]*[.B28]" office:value-type="currency" office:currency="USD" office:value="1.6158" calcext:value-type="currency">
            <text:p>$1.62</text:p>
          </table:table-cell>
          <table:table-cell office:value-type="currency" office:currency="USD" office:value="0.8079" calcext:value-type="currency">
            <text:p>$0.81</text:p>
          </table:table-cell>
          <table:table-cell office:value-type="string" calcext:value-type="string">
            <text:p>https://lcsc.com/product-detail/Screw-terminal_METZ-CONNECT-GmbH-31001102_C12321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, L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0.4x10.4_H4.8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_</text:p>
          </table:table-cell>
          <table:table-cell table:formula="of:=[.I29]*[.B29]" office:value-type="currency" office:currency="USD" office:value="0.3614" calcext:value-type="currency">
            <text:p>$0.36</text:p>
          </table:table-cell>
          <table:table-cell office:value-type="currency" office:currency="USD" office:value="0.1807" calcext:value-type="currency">
            <text:p>$0.18</text:p>
          </table:table-cell>
          <table:table-cell office:value-type="string" calcext:value-type="string">
            <text:p>https://lcsc.com/product-detail/Power-Inductors_Cyntec-PCMB104T-1R0MT_C21879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, Q2, Q4, Q5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RF740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-6.7A Id, -20V Vds, P-Channel HEXFET Power MOSFET, SO-8</text:p>
          </table:table-cell>
          <table:table-cell office:value-type="string" calcext:value-type="string">
            <text:p>_</text:p>
          </table:table-cell>
          <table:table-cell table:formula="of:=[.I30]*[.B30]" office:value-type="currency" office:currency="USD" office:value="2.9792" calcext:value-type="currency">
            <text:p>$2.98</text:p>
          </table:table-cell>
          <table:table-cell office:value-type="currency" office:currency="USD" office:value="0.7448" calcext:value-type="currency">
            <text:p>$0.74</text:p>
          </table:table-cell>
          <table:table-cell office:value-type="string" calcext:value-type="string">
            <text:p>https://lcsc.com/product-detail/MOSFETs_Infineon-Technologies-IRF7404TRPBF_C299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, Q6, Q7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RLML2803TRPBF</text:p>
          </table:table-cell>
          <table:table-cell office:value-type="string" calcext:value-type="string">
            <text:p>IRLML2803TRPBF:SOT95P237X112-3N</text:p>
          </table:table-cell>
          <table:table-cell office:value-type="string" calcext:value-type="string">
            <text:p>IRLML2803TRPBF N-Channel MOSFET, 1.2 A, 30 V HEXFET, 3-Pin SOT-23 Infineon</text:p>
          </table:table-cell>
          <table:table-cell table:style-name="ce5" office:value-type="string" calcext:value-type="string">
            <text:p>X</text:p>
          </table:table-cell>
          <table:table-cell table:formula="of:=[.I31]*[.B31]" office:value-type="currency" office:currency="USD" office:value="0.5994" calcext:value-type="currency">
            <text:p>$0.60</text:p>
          </table:table-cell>
          <table:table-cell office:value-type="currency" office:currency="USD" office:value="0.1998" calcext:value-type="currency">
            <text:p>$0.20</text:p>
          </table:table-cell>
          <table:table-cell office:value-type="string" calcext:value-type="string">
            <text:p>https://lcsc.com/product-detail/MOSFETs_Infineon-Technologies-IRLML2803TRPBF_C259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.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(62k)</text:p>
          </table:table-cell>
          <table:table-cell table:formula="of:=[.I32]*[.B32]" office:value-type="currency" office:currency="USD" office:value="0.0019" calcext:value-type="currency">
            <text:p>$0.00</text:p>
          </table:table-cell>
          <table:table-cell table:style-name="ce14" office:value-type="currency" office:currency="USD" office:value="0.0019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LIZ-Elec-CR0805F86202G_C10181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, R3, R4, R6, R8, R10, R18, R22, R28, R29, R30, R31, R33, R34, R36, R39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3]*[.B33]" office:value-type="currency" office:currency="USD" office:value="0.024" calcext:value-type="currency">
            <text:p>$0.02</text:p>
          </table:table-cell>
          <table:table-cell office:value-type="currency" office:currency="USD" office:value="0.0015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FH-Guangdong-Fenghua-Advanced-Tech-RS-05K103JT_C11529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(200k)</text:p>
          </table:table-cell>
          <table:table-cell table:formula="of:=[.I34]*[.B34]" office:value-type="currency" office:currency="USD" office:value="0.0024" calcext:value-type="currency">
            <text:p>$0.00</text:p>
          </table:table-cell>
          <table:table-cell office:value-type="currency" office:currency="USD" office:value="0.0024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RALEC-RTT052003FTP_C10408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5]*[.B35]" office:value-type="currency" office:currency="USD" office:value="0.0017" calcext:value-type="currency">
            <text:p>$0.00</text:p>
          </table:table-cell>
          <table:table-cell office:value-type="currency" office:currency="USD" office:value="0.0017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UNI-ROYAL-Uniroyal-Elec-0805W8J0102T5E_C2562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, R11, R13, R1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6]*[.B36]" office:value-type="currency" office:currency="USD" office:value="0.0108" calcext:value-type="currency">
            <text:p>$0.01</text:p>
          </table:table-cell>
          <table:table-cell office:value-type="currency" office:currency="USD" office:value="0.0027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FH-Guangdong-Fenghua-Advanced-Tech-RS-05K5101FT_C11884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7]*[.B37]" office:value-type="currency" office:currency="USD" office:value="0.0018" calcext:value-type="currency">
            <text:p>$0.00</text:p>
          </table:table-cell>
          <table:table-cell office:value-type="currency" office:currency="USD" office:value="0.0018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UNI-ROYAL-Uniroyal-Elec-0805W8J0000T5E_C2527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, R23, R35, R37, R38, 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8]*[.B38]" office:value-type="currency" office:currency="USD" office:value="0.01" calcext:value-type="currency">
            <text:p>$0.01</text:p>
          </table:table-cell>
          <table:table-cell office:value-type="currency" office:currency="USD" office:value="0.002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FH-Guangdong-Fenghua-Advanced-Tech-RS-05K471JT_C11907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, R17, R19, R20, R21, R26, R32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style-name="ce2"/>
          <table:table-cell table:formula="of:=[.I39]*[.B39]" office:value-type="currency" office:currency="USD" office:value="0" calcext:value-type="currency">
            <text:p>$0.00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R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-</text:p>
          </table:table-cell>
          <table:table-cell table:formula="of:=[.I40]*[.B40]" office:value-type="currency" office:currency="USD" office:value="0.0029" calcext:value-type="currency">
            <text:p>$0.0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UNI-ROYAL-Uniroyal-Elec-0805W8F1872T5E_C1749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4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(180k)</text:p>
          </table:table-cell>
          <table:table-cell table:formula="of:=[.I41]*[.B41]" office:value-type="currency" office:currency="USD" office:value="0.0028" calcext:value-type="currency">
            <text:p>$0.00</text:p>
          </table:table-cell>
          <table:table-cell office:value-type="currency" office:currency="USD" office:value="0.0028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UNI-ROYAL-Uniroyal-Elec-0805W8F1803T5E_C1750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(130k)</text:p>
          </table:table-cell>
          <table:table-cell table:formula="of:=[.I42]*[.B42]" office:value-type="currency" office:currency="USD" office:value="0.0039" calcext:value-type="currency">
            <text:p>$0.00</text:p>
          </table:table-cell>
          <table:table-cell office:value-type="currency" office:currency="USD" office:value="0.0039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HKR-Hong-Kong-Resistors-RCT05130KFLF_C17821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 (JS102011SAQN)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Button_Switch_SMD:SW_SPDT_CK-JS102011SAQN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_</text:p>
          </table:table-cell>
          <table:table-cell table:formula="of:=[.I43]*[.B43]" office:value-type="currency" office:currency="USD" office:value="0.7556" calcext:value-type="currency">
            <text:p>$0.76</text:p>
          </table:table-cell>
          <table:table-cell office:value-type="currency" office:currency="USD" office:value="0.7556" calcext:value-type="currency">
            <text:p>$0.76</text:p>
          </table:table-cell>
          <table:table-cell office:value-type="string" calcext:value-type="string">
            <text:p>https://lcsc.com/product-detail/Slide-Switches_C-K-JS102011SAQN_C22166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MEC_5E</text:p>
          </table:table-cell>
          <table:table-cell office:value-type="string" calcext:value-type="string">
            <text:p>Button_Switch_SMD:SW_SPST_Omron_B3FS-100xP</text:p>
          </table:table-cell>
          <table:table-cell office:value-type="string" calcext:value-type="string">
            <text:p>MEC 5E single pole normally-open tactile switch</text:p>
          </table:table-cell>
          <table:table-cell table:style-name="ce5" office:value-type="string" calcext:value-type="string">
            <text:p>X</text:p>
          </table:table-cell>
          <table:table-cell table:formula="of:=[.I44]*[.B44]" office:value-type="currency" office:currency="USD" office:value="0" calcext:value-type="currency">
            <text:p>$0.00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9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ow-Power, Dual Operational Amplifiers, DIP-8/SOIC-8/TO-99-8</text:p>
          </table:table-cell>
          <table:table-cell office:value-type="string" calcext:value-type="string">
            <text:p>_</text:p>
          </table:table-cell>
          <table:table-cell table:formula="of:=[.I45]*[.B45]" office:value-type="currency" office:currency="USD" office:value="0.2057" calcext:value-type="currency">
            <text:p>$0.21</text:p>
          </table:table-cell>
          <table:table-cell office:value-type="currency" office:currency="USD" office:value="0.2057" calcext:value-type="currency">
            <text:p>$0.21</text:p>
          </table:table-cell>
          <table:table-cell office:value-type="string" calcext:value-type="string">
            <text:p>https://lcsc.com/product-detail/Comparators_Texas-Instruments-LM393ADR_C3039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Q25601</text:p>
          </table:table-cell>
          <table:table-cell office:value-type="string" calcext:value-type="string">
            <text:p>Package_DFN_QFN:Texas_S-PWQFN-N24_EP2.7x2.7mm_ThermalVias</text:p>
          </table:table-cell>
          <table:table-cell office:value-type="string" calcext:value-type="string">
            <text:p>I2C Controlled 3A Single-Cell Battery Charger for High Input Voltage and Narrow Voltage DC Power Path Management, WQFN-32</text:p>
          </table:table-cell>
          <table:table-cell office:value-type="string" calcext:value-type="string">
            <text:p>_</text:p>
          </table:table-cell>
          <table:table-cell table:formula="of:=[.I46]*[.B46]" office:value-type="currency" office:currency="USD" office:value="1.8881" calcext:value-type="currency">
            <text:p>$1.89</text:p>
          </table:table-cell>
          <table:table-cell office:value-type="currency" office:currency="USD" office:value="1.8881" calcext:value-type="currency">
            <text:p>$1.89</text:p>
          </table:table-cell>
          <table:table-cell office:value-type="string" calcext:value-type="string">
            <text:p>https://lcsc.com/product-detail/Battery-Management-ICs_Texas-Instruments-BQ25601RTWR_C46823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1088RHLR</text:p>
          </table:table-cell>
          <table:table-cell office:value-type="string" calcext:value-type="string">
            <text:p>tps61088:IC_TPS61088RHLR</text:p>
          </table:table-cell>
          <table:table-cell/>
          <table:table-cell table:style-name="ce5" office:value-type="string" calcext:value-type="string">
            <text:p>X</text:p>
          </table:table-cell>
          <table:table-cell table:formula="of:=[.I47]*[.B47]" office:value-type="currency" office:currency="USD" office:value="4.3694" calcext:value-type="currency">
            <text:p>$4.37</text:p>
          </table:table-cell>
          <table:table-cell office:value-type="currency" office:currency="USD" office:value="4.3694" calcext:value-type="currency">
            <text:p>$4.37</text:p>
          </table:table-cell>
          <table:table-cell office:value-type="string" calcext:value-type="string">
            <text:p>https://lcsc.com/product-detail/DC-DC-Converters_Texas-Instruments-TPS61088RHLR_C8735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3231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Extremely Accurate I2C-Integrated RTC/TCXO/Crystal SOIC-16</text:p>
          </table:table-cell>
          <table:table-cell table:style-name="ce5" office:value-type="string" calcext:value-type="string">
            <text:p>X</text:p>
          </table:table-cell>
          <table:table-cell table:formula="of:=[.I48]*[.B48]*[.K48]" office:value-type="currency" office:currency="USD" office:value="4.4199" calcext:value-type="currency">
            <text:p>$4.42</text:p>
          </table:table-cell>
          <table:table-cell office:value-type="currency" office:currency="USD" office:value="4.4199" calcext:value-type="currency">
            <text:p>$4.42</text:p>
          </table:table-cell>
          <table:table-cell office:value-type="string" calcext:value-type="string">
            <text:p>https://lcsc.com/product-detail/Real-time-Clocks-RTC_Maxim-Integrated-DS3231M-TRL_C37663.htm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currency" office:currency="USD" office:value="0.8" calcext:value-type="currency">
            <text:p>$0.8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0:09:40.809803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1T11:40:55.521132810</dc:date>
    <meta:editing-duration>PT2H14M3S</meta:editing-duration>
    <meta:editing-cycles>33</meta:editing-cycles>
    <meta:document-statistic meta:table-count="1" meta:cell-count="438" meta:object-count="0"/>
  </office:meta>
</office:document-meta>
</file>